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style:tab-stops>
          <style:tab-stop style:position="1.588cm"/>
        </style:tab-stops>
      </style:paragraph-properties>
    </style:style>
    <style:style style:name="P7"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8"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9" style:family="paragraph" style:parent-style-name="Standard">
      <style:paragraph-properties fo:margin-left="2.858cm" fo:margin-right="0cm" fo:text-indent="-2.858cm" style:auto-text-indent="false"/>
    </style:style>
    <style:style style:name="P10" style:family="paragraph" style:parent-style-name="Parameter">
      <style:text-properties fo:font-style="normal" style:font-style-asian="normal"/>
    </style:style>
    <style:style style:name="P11" style:family="paragraph" style:parent-style-name="Parameter">
      <style:paragraph-properties fo:margin-left="0cm" fo:margin-right="0cm" fo:text-indent="0cm" style:auto-text-indent="false"/>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text-properties fo:font-size="8pt" fo:language="en" fo:country="US" style:font-size-asian="8pt" style:font-size-complex="8pt"/>
    </style:style>
    <style:style style:name="P14" style:family="paragraph" style:parent-style-name="Preformatted_20_Text">
      <style:text-properties fo:font-size="8pt" fo:language="en" fo:country="US" fo:font-weight="bold" style:font-size-asian="8pt" style:font-weight-asian="bold" style:font-size-complex="8pt" style:font-weight-complex="bold"/>
    </style:style>
    <style:style style:name="P15" style:family="paragraph" style:parent-style-name="Preformatted_20_Text">
      <style:text-properties fo:language="en" fo:country="US"/>
    </style:style>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2"/>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34"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35"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36"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37"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38"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39"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0"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1"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2"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3"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4"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5"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6"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7"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8"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49"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50"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51"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52"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53"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54"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55" style:family="paragraph" style:parent-style-name="Standard">
      <style:paragraph-properties fo:text-align="center" style:justify-single-word="false"/>
    </style:style>
    <style:style style:name="P56" style:family="paragraph" style:parent-style-name="Heading_20_1" style:master-page-name="Standard">
      <style:text-properties fo:language="en" fo:country="US"/>
    </style:style>
    <style:style style:name="P57" style:family="paragraph" style:parent-style-name="Preformatted_20_Text">
      <style:text-properties fo:font-size="8pt" style:font-size-asian="8pt" style:font-size-complex="8pt"/>
    </style:style>
    <style:style style:name="P58" style:family="paragraph">
      <style:paragraph-properties fo:text-align="center"/>
    </style:style>
    <style:style style:name="P59" style:family="paragraph">
      <style:text-properties style:font-name="Verdana1" fo:font-size="8pt"/>
    </style:style>
    <style:style style:name="P60" style:family="paragraph">
      <style:paragraph-properties fo:text-align="end"/>
    </style:style>
    <style:style style:name="P61" style:family="paragraph">
      <style:text-properties style:font-name="Verdana Bold" fo:font-size="6pt"/>
    </style:style>
    <style:style style:name="P62" style:family="paragraph">
      <style:text-properties style:font-name="Verdana1" fo:font-size="6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style>
    <style:style style:name="T11" style:family="text">
      <style:text-properties fo:font-style="normal" fo:font-weight="bold" style:font-style-asian="normal" style:font-weight-asian="bold" style:font-weight-complex="bold"/>
    </style:style>
    <style:style style:name="T12" style:family="text">
      <style:text-properties style:font-name="Courier New1" fo:font-style="normal" style:font-style-asian="normal" style:font-name-complex="Courier New1"/>
    </style:style>
    <style:style style:name="T13" style:family="text">
      <style:text-properties style:font-name="Courier New1" fo:language="en" fo:country="US" style:font-name-complex="Courier New1"/>
    </style:style>
    <style:style style:name="T14" style:family="text">
      <style:text-properties style:font-name="Courier New1" fo:language="en" fo:country="US" fo:font-style="normal" style:font-style-asian="normal" style:font-name-complex="Courier New1"/>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text-position="sub 58%" fo:language="en" fo:country="US" fo:font-style="normal" style:font-style-asian="normal" style:font-style-complex="normal"/>
    </style:style>
    <style:style style:name="T18" style:family="text">
      <style:text-properties style:text-position="sub 58%" fo:font-style="italic" style:font-style-asian="italic" style:font-style-complex="italic"/>
    </style:style>
    <style:style style:name="T19" style:family="text">
      <style:text-properties style:text-position="sub 58%" fo:font-size="8pt" fo:language="en" fo:country="US" fo:font-style="normal" style:font-size-asian="8pt" style:font-style-asian="normal" style:font-size-complex="8pt" style:font-style-complex="normal"/>
    </style:style>
    <style:style style:name="T20" style:family="text">
      <style:text-properties style:text-position="sub 58%" fo:font-size="8pt" fo:language="en" fo:country="US" style:font-size-asian="8pt" style:font-size-complex="8pt"/>
    </style:style>
    <style:style style:name="T21" style:family="text">
      <style:text-properties style:text-position="super 58%"/>
    </style:style>
    <style:style style:name="T22" style:family="text">
      <style:text-properties fo:font-size="8pt" fo:language="en" fo:country="US" style:font-size-asian="8pt" style:font-size-complex="8pt"/>
    </style:style>
    <style:style style:name="T23" style:family="text">
      <style:text-properties fo:font-size="8pt" fo:language="en" fo:country="US" fo:font-style="italic" style:font-size-asian="8pt" style:font-style-asian="italic" style:font-size-complex="8pt" style:font-style-complex="italic"/>
    </style:style>
    <style:style style:name="T24" style:family="text">
      <style:text-properties fo:font-size="8pt" fo:language="en" fo:country="US" fo:font-style="normal" style:font-size-asian="8pt" style:font-style-asian="normal" style:font-size-complex="8pt" style:font-style-complex="normal"/>
    </style:style>
    <style:style style:name="T25" style:family="text">
      <style:text-properties fo:font-weight="bold" style:font-weight-asian="bold" style:font-weight-complex="bold"/>
    </style:style>
    <style:style style:name="T26" style:family="text">
      <style:text-properties style:font-name="Symbol" fo:font-size="8pt" fo:language="en" fo:country="US" style:font-name-asian="Courier New" style:font-size-asian="8pt" style:font-name-complex="Courier New" style:font-size-complex="8pt"/>
    </style:style>
    <style:style style:name="T27" style:family="text">
      <style:text-properties style:font-name="Symbol" fo:language="en" fo:country="US" style:font-name-asian="Times New Roman" style:font-name-complex="Times New Roman"/>
    </style:style>
    <style:style style:name="T28" style:family="text">
      <style:text-properties style:font-name="Monaco" fo:font-size="10pt" fo:language="en" fo:country="US" style:font-name-asian="Monaco" style:font-size-asian="10pt" style:font-name-complex="Monaco" style:font-size-complex="10pt"/>
    </style:style>
    <style:style style:name="T29" style:family="text">
      <style:text-properties style:font-name="Monaco" fo:font-size="10pt" style:font-name-asian="Monaco" style:font-size-asian="10pt" style:font-name-complex="Monaco" style:font-size-complex="10pt"/>
    </style:style>
    <style:style style:name="T30" style:family="text">
      <style:text-properties style:use-window-font-color="true" style:font-name="Monaco" fo:font-size="10pt" fo:language="en" fo:country="US" style:font-name-asian="Monaco" style:font-size-asian="10pt" style:font-name-complex="Monaco" style:font-size-complex="10pt"/>
    </style:style>
    <style:style style:name="T31" style:family="text">
      <style:text-properties style:font-name="Courier New" fo:language="en" fo:country="US"/>
    </style:style>
    <style:style style:name="T32" style:family="text">
      <style:text-properties style:font-name="Verdana1" fo:font-size="8pt"/>
    </style:style>
    <style:style style:name="T33" style:family="text">
      <style:text-properties style:font-name="Verdana Bold" fo:font-size="6pt"/>
    </style:style>
    <style:style style:name="T34" style:family="text">
      <style:text-properties style:font-name="Verdana1" fo:font-size="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3" style:family="graphic" style:parent-style-name="Frame">
      <style:graphic-properties fo:margin-left="0.201cm" fo:margin-right="0.201cm" style:vertical-pos="middle" style:vertical-rel="baseline" style:horizontal-pos="from-left" style:horizontal-rel="paragraph-content"/>
    </style:style>
    <style:style style:name="fr4"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406cm" style:run-through="foreground"/>
    </style:style>
    <style:style style:name="gr5" style:family="graphic">
      <style:graphic-properties draw:marker-start="" draw:marker-end="Linienende_20_1" draw:textarea-horizontal-align="center" draw:textarea-vertical-align="middle" style:run-through="foreground"/>
    </style:style>
    <style:style style:name="gr6" style:family="graphic">
      <style:graphic-properties draw:stroke="none" svg:stroke-color="#000000" draw:marker-start="Linienende_20_1" draw:fill="none" draw:fill-color="#ffffff" fo:min-height="0.423cm" style:run-through="foreground"/>
    </style:style>
    <style:style style:name="gr7"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8" style:family="graphic">
      <style:graphic-properties draw:marker-start="Linienende_20_1" draw:textarea-horizontal-align="center" draw:textarea-vertical-align="middle" style:run-through="foreground"/>
    </style:style>
    <style:style style:name="gr9" style:family="graphic">
      <style:graphic-properties draw:marker-start="Linienende_20_1" draw:fill="solid" draw:fill-color="#ffffff" draw:textarea-horizontal-align="center" draw:textarea-vertical-align="middle" style:run-through="foreground"/>
    </style:style>
    <style:style style:name="gr10" style:family="graphic">
      <style:graphic-properties draw:marker-start="Linienende_20_1" draw:fill="none" draw:textarea-horizontal-align="center" draw:textarea-vertical-align="middle" style:run-through="foreground"/>
    </style:style>
    <style:style style:name="gr11" style:family="graphic">
      <style:graphic-properties draw:marker-start="Linienende_20_1" draw:fill="none" draw:fill-color="#ffffff" draw:textarea-horizontal-align="center" draw:textarea-vertical-align="middle" style:run-through="foreground"/>
    </style:style>
    <style:style style:name="gr12" style:family="graphic">
      <style:graphic-properties draw:marker-start="Linienende_20_1" draw:fill="solid" draw:fill-color="#999999" draw:textarea-horizontal-align="center" draw:textarea-vertical-align="middle" style:run-through="foreground"/>
    </style:style>
    <style:style style:name="gr13" style:family="graphic">
      <style:graphic-properties draw:stroke="none" svg:stroke-color="#000000" draw:marker-start="" draw:marker-end="Linienende_20_1" draw:fill="none" draw:fill-color="#ffffff" fo:min-height="0.741cm" style:run-through="foreground"/>
    </style:style>
    <style:style style:name="gr14" style:family="graphic">
      <style:graphic-properties draw:stroke="none" svg:stroke-color="#000000" draw:marker-start="" draw:marker-end="Linienende_20_1" draw:fill="none" draw:fill-color="#ffffff" fo:min-height="0.441cm" style:run-through="foreground"/>
    </style:style>
    <style:style style:name="gr15" style:family="graphic">
      <style:graphic-properties draw:stroke="none" svg:stroke-color="#000000" draw:marker-start="" draw:marker-end="Linienende_20_1" draw:fill="none" draw:fill-color="#ffffff" fo:min-height="0.476cm" style:run-through="foreground"/>
    </style:style>
    <style:style style:name="gr16" style:family="graphic">
      <style:graphic-properties draw:stroke="none" svg:stroke-color="#000000" draw:marker-start="" draw:marker-end="Linienende_20_1" draw:fill="none" draw:fill-color="#ffffff" fo:min-height="0.459cm" style:run-through="foreground"/>
    </style:style>
    <style:style style:name="gr17" style:family="graphic">
      <style:graphic-properties draw:stroke="none" svg:stroke-color="#000000" draw:marker-start="" draw:marker-end="Linienende_20_1" draw:fill="none" draw:fill-color="#ffffff" fo:min-height="0.388cm" style:run-through="foreground"/>
    </style:style>
    <style:style style:name="gr18" style:family="graphic">
      <style:graphic-properties draw:marker-start="" draw:marker-end="Linienende_20_1" draw:fill="solid" draw:fill-color="#666666" draw:textarea-horizontal-align="center" draw:textarea-vertical-align="middle" style:run-through="foreground"/>
    </style:style>
    <style:style style:name="gr19" style:family="graphic">
      <style:graphic-properties draw:marker-start="" draw:marker-end="Linienende_20_1" draw:fill="solid" draw:fill-color="#cccccc" draw:textarea-horizontal-align="center" draw:textarea-vertical-align="middle" style:run-through="foreground"/>
    </style:style>
    <style:style style:name="gr20" style:family="graphic">
      <style:graphic-properties draw:marker-start="" draw:marker-end="Linienende_20_1" draw:fill="solid" draw:fill-color="#c0c0c0" draw:textarea-horizontal-align="center" draw:textarea-vertical-align="middle" style:run-through="foreground"/>
    </style:style>
    <style:style style:name="gr21" style:family="graphic">
      <style:graphic-properties draw:stroke="none" svg:stroke-color="#000000" draw:marker-start="" draw:marker-end="Linienende_20_1" draw:fill="none" draw:fill-color="#ffffff" fo:min-height="0.353cm" style:run-through="foreground"/>
    </style:style>
    <style:style style:name="gr22" style:family="graphic">
      <style:graphic-properties draw:stroke="none" svg:stroke-color="#000000" draw:marker-start="" draw:marker-end="Linienende_20_1" draw:fill="none" draw:fill-color="#ffffff" fo:min-height="0.423cm" style:run-through="foreground"/>
    </style:style>
    <style:style style:name="gr23" style:family="graphic">
      <style:graphic-properties draw:stroke="none" svg:stroke-color="#000000" draw:marker-start="" draw:marker-end="Linienende_20_1" draw:fill="none" draw:fill-color="#ffffff" fo:min-height="0.582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56" text:outline-level="1">Correlations Between the Various Screen Description Options of the RenderMan Interface</text:h>
      <text:p text:style-name="P8">Memo for RiCPP, Andreas Pidde, 17th March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0">Gives the literal name of the output device.</text:span></text:p>
      <text:p text:style-name="Parameter">type:<text:tab/><text:span text:style-name="T10">The type of the output device like “</text:span><text:span text:style-name="T12">framebuffer</text:span><text:span text:style-name="T10">” and “</text:span><text:span text:style-name="T12">file</text:span><text:span text:style-name="T10">”.</text:span></text:p>
      <text:p text:style-name="Parameter">mode:<text:tab/><text:span text:style-name="T10">The channels: “</text:span><text:span text:style-name="T12">rgbaz</text:span><text:span text:style-name="T10">”, “</text:span><text:span text:style-name="T12">rgba</text:span><text:span text:style-name="T10">”, “</text:span><text:span text:style-name="T12">rgbz</text:span><text:span text:style-name="T10">”, “</text:span><text:span text:style-name="T12">rgb</text:span><text:span text:style-name="T10">”, “</text:span><text:span text:style-name="T12">a</text:span><text:span text:style-name="T10">”, “</text:span><text:span text:style-name="T12">z</text:span><text:span text:style-name="T10">”. User defined channels can be specified by using the </text:span><text:span text:style-name="T11">RiDisplayChannel</text:span><text:span text:style-name="T10"> command. Channels can be separated by a comma, like “</text:span><text:span text:style-name="T12">rgb,z</text:span><text:span text:style-name="T10">”.</text:span></text:p>
      <text:p text:style-name="P4"/>
      <text:p text:style-name="Standard"><text:span text:style-name="T1">The parameter list can contain an optional parameter “</text:span><text:span text:style-name="T13">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 that can be used as default,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The glrenderer of RiCPP allows additional optional parameters “</text:span><text:span text:style-name="T31">xres</text:span><text:span text:style-name="T1">”, “</text:span><text:span text:style-name="T31">yres</text:span><text:span text:style-name="T1">” and “</text:span><text:span text:style-name="T31">pixelaspect</text:span><text:span text:style-name="T1">” to give the sizes of a physical viewport in device coordinates.</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3">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8"> the display channels and use </text:span><text:span text:style-name="T6">RiQuantize</text:span><text:span text:style-name="T8"> for quantization. Parameters can also go to the parameter list of a secondary display. The </text:span><text:span text:style-name="T6">RiDisplayChannel</text:span><text:span text:style-name="T8"> parameters binding is stronger than that of </text:span><text:span text:style-name="T6">RiDisplay</text:span><text:span text:style-name="T8">.</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0">Width of the output window, measured in pixels.</text:span></text:p>
      <text:p text:style-name="Parameter">yres:<text:tab/><text:span text:style-name="T10">Height of the output window, measured in pixels.</text:span></text:p>
      <text:p text:style-name="Parameter">pixelaspect:<text:tab/><text:span text:style-name="T10">Pixel aspect ratio (pixelwidth/pixelheight) of the output device. A negative value can be used to get the current ratio from the physical display description (see </text:span><text:span text:style-name="T11">RiDisplay</text:span><text:span text:style-name="T10">).</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0"><text:tab/>The aspect ratio of the final image. </text:span>aspect<text:span text:style-name="T10">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0">Minimal x coordinate (left edge)</text:span></text:p>
      <text:p text:style-name="Parameter">xmax:<text:tab/><text:span text:style-name="T10">Maximal x coordinate (right edge)</text:span></text:p>
      <text:p text:style-name="Parameter">ymin:<text:tab/><text:span text:style-name="T10">Minimal y coordinate (bottom edge)</text:span></text:p>
      <text:p text:style-name="Parameter">ymax:<text:tab/><text:span text:style-name="T10">Maximal x coordinate (top edge)</text:span></text:p>
      <text:p text:style-name="P10"/>
      <text:p text:style-name="P11"><text:span text:style-name="T10">0.0 &lt;= </text:span>xmin<text:span text:style-name="T10"> &lt;= </text:span>xmax<text:span text:style-name="T10"> &lt;= 1.0 and 0.0 &lt;= </text:span>ymin<text:span text:style-name="T10"> &lt;= </text:span>xmax<text:span text:style-name="T10"> &lt;= 1.0</text:span></text:p>
      <text:p text:style-name="Standard"/>
      <text:p text:style-name="P4">Two crop windows have the property, that the images will fit together seamlessly at their x-edges if <text:span text:style-name="T9">xmin</text:span><text:span text:style-name="T18">i</text:span> = <text:span text:style-name="T9">xmax</text:span><text:span text:style-name="T18">i-1</text:span> and at their y-edges if <text:span text:style-name="T9">ymin</text:span><text:span text:style-name="T18">i</text:span> = <text:span text:style-name="T9">ymax</text:span><text:span text:style-name="T18">i-1</text:span>. Therefore, you can render images in stripes or tiles and fit them together afterwards. A crop window contains the coordinates of a half open interval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0">The coordinates for the left edge of the image.</text:span></text:p>
      <text:p text:style-name="Parameter">right:<text:tab/><text:span text:style-name="T10">The coordinates for the right edge of the image.</text:span></text:p>
      <text:p text:style-name="Parameter">top:<text:tab/><text:span text:style-name="T10">The coordinates for the top edge of the image.</text:span></text:p>
      <text:p text:style-name="Parameter">bottom:<text:tab/><text:span text:style-name="T10">The coordinates for the bottom edge of the image.</text:span></text:p>
      <text:p text:style-name="P4"/>
      <text:p text:style-name="P9"><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6"><text:span text:style-name="T2">left</text:span><text:span text:style-name="T1"><text:tab/>= -</text:span><text:span text:style-name="T2">frameaspect</text:span></text:p>
      <text:p text:style-name="P6"><text:span text:style-name="T2">right</text:span><text:span text:style-name="T1"><text:tab/>= </text:span><text:span text:style-name="T2">frameaspect</text:span></text:p>
      <text:p text:style-name="P6"><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6"><text:span text:style-name="T2">left</text:span><text:span text:style-name="T1"><text:tab/>= -1.0</text:span></text:p>
      <text:p text:style-name="P6"><text:span text:style-name="T2">right</text:span><text:span text:style-name="T1"><text:tab/>= -1.0</text:span></text:p>
      <text:p text:style-name="P6"><text:span text:style-name="T2">top</text:span><text:span text:style-name="T1"><text:tab/>= 1.0 / </text:span><text:span text:style-name="T2">frameaspect</text:span></text:p>
      <text:p text:style-name="P6"><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0">Type of the projection: “</text:span><text:span text:style-name="T12">orthographic</text:span><text:span text:style-name="T10">” (default), “</text:span><text:span text:style-name="T12">perspective</text:span><text:span text:style-name="T10">”, “</text:span><text:span text:style-name="T12">null</text:span><text:span text:style-name="T10">”.</text:span></text:p>
      <text:p text:style-name="P4"/>
      <text:p text:style-name="Standard"><text:span text:style-name="T1">The parameter list can contain an optional “</text:span><text:span text:style-name="T13">fov</text:span><text:span text:style-name="T1">” [</text:span><text:span text:style-name="T6">RtFloat</text:span><text:span text:style-name="T1">] parameter (&gt; 0, &lt; 180.0) for the field of view of the “</text:span><text:span text:style-name="T13">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4">null</text:span><text:span text:style-name="T1">” projection to use the CTM as projection matrix. The default projection is “</text:span><text:span text:style-name="T14">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near (</text:span><text:span text:style-name="T2">hither</text:span><text:span text:style-name="T1">) and far (yon) clipping planes (“camera” space).</text:span></text:h>
      <text:p text:style-name="P4">The near clipping plane must be in front of the viewing point. The default values are RI_EPSILON for the near (hither) and RI_INFINITY for the far (yonder)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ed to </text:span><text:span text:style-name="T6">RiWorldBegin</text:span><text:span text:style-name="T1">, </text:span><text:span text:style-name="T6">RiTransformPoints</text:span><text:span text:style-name="T1"> can be called reliably only within a world block.</text:span></text:p>
      <text:p text:style-name="P4"/>
      <text:p text:style-name="P15">//<text:span text:style-name="T9"> Pseudo code to get the display options</text:span></text:p>
      <text:p text:style-name="P13"/>
      <text:p text:style-name="P12"><text:span text:style-name="T1">origin</text:span><text:span text:style-name="T16">out</text:span><text:span text:style-name="T1"> = {0, 0};</text:span></text:p>
      <text:p text:style-name="P12"><text:span text:style-name="T1">xres</text:span><text:span text:style-name="T16">out</text:span><text:span text:style-name="T1"> = 512;</text:span></text:p>
      <text:p text:style-name="P12"><text:span text:style-name="T1">yres</text:span><text:span text:style-name="T16">out</text:span><text:span text:style-name="T1"> = 384;</text:span></text:p>
      <text:p text:style-name="P12"><text:span text:style-name="T1">pixelaspect</text:span><text:span text:style-name="T16">out</text:span><text:span text:style-name="T1"> = 1.0;</text:span></text:p>
      <text:p text:style-name="P13"/>
      <text:p text:style-name="P12"><text:span text:style-name="T6">if</text:span><text:span text:style-name="T1"> ( </text:span><text:span text:style-name="T3">RiDisplay has been called</text:span><text:span text:style-name="T1"> ) {</text:span></text:p>
      <text:p text:style-name="P12"><text:span text:style-name="T1"><text:tab/></text:span><text:span text:style-name="T6">if</text:span><text:span text:style-name="T1"> ( </text:span><text:span text:style-name="T3">display got standard ranges</text:span><text:span text:style-name="T1"> ) {</text:span></text:p>
      <text:p text:style-name="P12"><text:span text:style-name="T1"><text:tab/><text:tab/>xres</text:span><text:span text:style-name="T16">out</text:span><text:span text:style-name="T1"> = </text:span><text:span text:style-name="T3">width_of_display</text:span><text:span text:style-name="T1">;</text:span></text:p>
      <text:p text:style-name="P12"><text:span text:style-name="T1"><text:tab/><text:tab/>yres</text:span><text:span text:style-name="T16">out</text:span><text:span text:style-name="T1"> = </text:span><text:span text:style-name="T3">height_of_display</text:span><text:span text:style-name="T1">;</text:span></text:p>
      <text:p text:style-name="P13"><text:tab/>}</text:p>
      <text:p text:style-name="P12"><text:span text:style-name="T1"><text:tab/></text:span><text:span text:style-name="T6">if</text:span><text:span text:style-name="T1"> ( </text:span><text:span text:style-name="T3">display got standard pixel aspect ratio</text:span><text:span text:style-name="T1"> ) {</text:span></text:p>
      <text:p text:style-name="P12"><text:span text:style-name="T1"><text:tab/><text:tab/>pixelaspect</text:span><text:span text:style-name="T16">out</text:span><text:span text:style-name="T1"> = </text:span><text:span text:style-name="T3">pixel_aspect_ratio_of_display</text:span><text:span text:style-name="T1">;</text:span></text:p>
      <text:p text:style-name="P13"><text:tab/>}</text:p>
      <text:p text:style-name="P12"><text:span text:style-name="T1"><text:tab/></text:span><text:span text:style-name="T6">if</text:span><text:span text:style-name="T1"> ( </text:span><text:span text:style-name="T3">origin parameter is available</text:span><text:span text:style-name="T1"> ) {</text:span></text:p>
      <text:p text:style-name="P12"><text:span text:style-name="T1"><text:tab/><text:tab/>origin</text:span><text:span text:style-name="T16">out</text:span><text:span text:style-name="T1"> = </text:span><text:span text:style-name="T3">origin_of_display</text:span><text:span text:style-name="T1">;</text:span></text:p>
      <text:p text:style-name="P13"><text:tab/>}</text:p>
      <text:p text:style-name="P13">}</text:p>
      <text:p text:style-name="P14"/>
      <text:p text:style-name="P12"><text:span text:style-name="T6">if</text:span><text:span text:style-name="T1"> ( </text:span><text:span text:style-name="T3">RiFrame has been called</text:span><text:span text:style-name="T1"> ) {</text:span></text:p>
      <text:p text:style-name="P12"><text:span text:style-name="T1"><text:tab/>xres</text:span><text:span text:style-name="T16">out</text:span><text:span text:style-name="T1"> = xres</text:span><text:span text:style-name="T3">_of_RiFrame;</text:span></text:p>
      <text:p text:style-name="P12"><text:span text:style-name="T1"><text:tab/>yres</text:span><text:span text:style-name="T16">out</text:span><text:span text:style-name="T1"> = y</text:span><text:span text:style-name="T3">res_of_RiFrame</text:span><text:span text:style-name="T1">;</text:span></text:p>
      <text:p text:style-name="P12"><text:span text:style-name="T1"><text:tab/></text:span><text:span text:style-name="T6">if</text:span><text:span text:style-name="T1"> ( </text:span><text:span text:style-name="T3">pixelaspect_of_RiFrame &gt; 0</text:span><text:span text:style-name="T1"> ) {</text:span></text:p>
      <text:p text:style-name="P12"><text:span text:style-name="T1"><text:tab/><text:tab/>pixelaspect</text:span><text:span text:style-name="T16">out</text:span><text:span text:style-name="T1"> = </text:span><text:span text:style-name="T3">pixelaspect_of_RiFrame</text:span><text:span text:style-name="T1">;</text:span></text:p>
      <text:p text:style-name="P13"><text:tab/>}</text:p>
      <text:p text:style-name="P13">}</text:p>
      <text:p text:style-name="P13"/>
      <text:p text:style-name="P12"><text:span text:style-name="T1">frameaspect</text:span><text:span text:style-name="T16">out</text:span><text:span text:style-name="T1"> = (RtFloat)xres</text:span><text:span text:style-name="T16">out </text:span><text:span text:style-name="T1">/ (RtFloat)yres</text:span><text:span text:style-name="T16">out</text:span><text:span text:style-name="T1">;</text:span></text:p>
      <text:p text:style-name="P13"/>
      <text:p text:style-name="P12"><text:span text:style-name="T6">if</text:span><text:span text:style-name="T1"> ( </text:span><text:span text:style-name="T3">RiFrameAspect has been called</text:span><text:span text:style-name="T1"> ) {</text:span></text:p>
      <text:p text:style-name="P12"><text:span text:style-name="T1"><text:tab/>frameaspect</text:span><text:span text:style-name="T16">out</text:span><text:span text:style-name="T1"> = f</text:span><text:span text:style-name="T3">rameaspect_of_RiFrameAspect;</text:span></text:p>
      <text:p text:style-name="P13">}</text:p>
      <text:p text:style-name="P13"/>
      <text:p text:style-name="P12"><text:span text:style-name="T6">if</text:span><text:span text:style-name="T1"> ( <text:s/>frameaspect</text:span><text:span text:style-name="T16">out</text:span><text:span text:style-name="T1"> &gt;= 1.0 ) {</text:span></text:p>
      <text:p text:style-name="P12"><text:span text:style-name="T1"><text:tab/>left</text:span><text:span text:style-name="T16">out</text:span><text:span text:style-name="T1"> = -frameaspect</text:span><text:span text:style-name="T16">out</text:span><text:span text:style-name="T1">;</text:span></text:p>
      <text:p text:style-name="P12"><text:span text:style-name="T1"><text:tab/>right</text:span><text:span text:style-name="T16">out</text:span><text:span text:style-name="T1"> = frameaspect</text:span><text:span text:style-name="T16">out</text:span><text:span text:style-name="T1">;</text:span></text:p>
      <text:p text:style-name="P12"><text:span text:style-name="T1"><text:tab/>bottom</text:span><text:span text:style-name="T16">out</text:span><text:span text:style-name="T1"> = -1.0;</text:span></text:p>
      <text:p text:style-name="P12"><text:span text:style-name="T1"><text:tab/>top</text:span><text:span text:style-name="T16">out</text:span><text:span text:style-name="T1"> = 1.0;</text:span></text:p>
      <text:p text:style-name="P12"><text:span text:style-name="T1">} </text:span><text:span text:style-name="T6">else</text:span><text:span text:style-name="T1"> {</text:span></text:p>
      <text:p text:style-name="P12"><text:span text:style-name="T1"><text:tab/>left</text:span><text:span text:style-name="T16">out</text:span><text:span text:style-name="T1"> = -1.0;</text:span></text:p>
      <text:p text:style-name="P12"><text:span text:style-name="T1"><text:tab/>right</text:span><text:span text:style-name="T16">out</text:span><text:span text:style-name="T1"> = 1.0</text:span><text:span text:style-name="T1">;</text:span></text:p>
      <text:p text:style-name="P12"><text:span text:style-name="T1"><text:tab/>bottom</text:span><text:span text:style-name="T16">out</text:span><text:span text:style-name="T1"> = -1.0/frameaspect</text:span><text:span text:style-name="T16">out</text:span><text:span text:style-name="T1">;</text:span></text:p>
      <text:p text:style-name="P12"><text:span text:style-name="T1"><text:tab/>top</text:span><text:span text:style-name="T16">out</text:span><text:span text:style-name="T1"> = 1.0/frameaspect</text:span><text:span text:style-name="T16">out</text:span><text:span text:style-name="T1">;</text:span></text:p>
      <text:p text:style-name="P13">}</text:p>
      <text:p text:style-name="P13"/>
      <text:p text:style-name="P13">// <text:span text:style-name="T9">Here the matrix that transforms from NDC to display device raster coordinates can be build</text:span></text:p>
      <text:p text:style-name="P13">Build NDCToRaster<text:span text:style-name="T20">out</text:span> and its inverse;</text:p>
      <text:p text:style-name="P13"/>
      <text:p text:style-name="P12"><text:span text:style-name="T6">if</text:span><text:span text:style-name="T1"> ( </text:span><text:span text:style-name="T3">RiScreenWindow has been called</text:span><text:span text:style-name="T1"> ) {</text:span></text:p>
      <text:p text:style-name="P12"><text:span text:style-name="T1"><text:tab/>left</text:span><text:span text:style-name="T16">out</text:span><text:span text:style-name="T1"> = </text:span><text:span text:style-name="T3">left_of</text:span><text:span text:style-name="T1">_R</text:span><text:span text:style-name="T3">iScreenWindow;</text:span></text:p>
      <text:p text:style-name="P12"><text:span text:style-name="T1"><text:tab/>right</text:span><text:span text:style-name="T16">out</text:span><text:span text:style-name="T1"> = </text:span><text:span text:style-name="T3">right_of</text:span><text:span text:style-name="T1">_</text:span><text:span text:style-name="T3">RiScreenWindow;</text:span></text:p>
      <text:p text:style-name="P12"><text:span text:style-name="T1"><text:tab/>top</text:span><text:span text:style-name="T16">out</text:span><text:span text:style-name="T1"> = </text:span><text:span text:style-name="T3">top_of</text:span><text:span text:style-name="T1">_R</text:span><text:span text:style-name="T3">iScreenWindow</text:span><text:span text:style-name="T1">;</text:span></text:p>
      <text:p text:style-name="P12"><text:span text:style-name="T1"><text:tab/>bottom</text:span><text:span text:style-name="T16">out</text:span><text:span text:style-name="T1"> = </text:span><text:span text:style-name="T3">bottom_of</text:span><text:span text:style-name="T1">_R</text:span><text:span text:style-name="T3">iScreenWindow</text:span><text:span text:style-name="T1">;</text:span></text:p>
      <text:p text:style-name="P13">}</text:p>
      <text:p text:style-name="P13"/>
      <text:p text:style-name="P13">// <text:span text:style-name="T9">Here the matrix that transforms from screen coordinates to NDC can be build</text:span></text:p>
      <text:p text:style-name="P13">Build screenToNDC<text:span text:style-name="T20">out</text:span><text:span text:style-name="T22"> and its inverse</text:span>;</text:p>
      <text:p text:style-name="P13"/>
      <text:p text:style-name="P12"><text:span text:style-name="T1">projection</text:span><text:span text:style-name="T16">out</text:span><text:span text:style-name="T1"> = “orthographic”;</text:span></text:p>
      <text:p text:style-name="P13">viewingPlaneDistance<text:span text:style-name="T15">out</text:span> = 1.0;</text:p>
      <text:p text:style-name="P13"><text:span text:style-name="T22">zTransform</text:span> = matrix that projects hither to z=0 and yonder to z=1 and leaves x and y alone;</text:p>
      <text:p text:style-name="P13"/>
      <text:p text:style-name="P12"><text:span text:style-name="T6">if</text:span><text:span text:style-name="T1"> ( </text:span><text:span text:style-name="T3">RiProjection has been called</text:span><text:span text:style-name="T1"> ) {</text:span></text:p>
      <text:p text:style-name="P12"><text:span text:style-name="T1"><text:tab/>projection</text:span><text:span text:style-name="T16">out</text:span><text:span text:style-name="T1"> = </text:span><text:span text:style-name="T3">projection_of_RiProjection</text:span><text:span text:style-name="T1">;</text:span></text:p>
      <text:p text:style-name="P12"><text:span text:style-name="T1"><text:tab/></text:span><text:span text:style-name="T6">if</text:span><text:span text:style-name="T1"> ( </text:span><text:span text:style-name="T3">projection_of_RiProjection</text:span><text:span text:style-name="T1"> is “perspective” ) {</text:span></text:p>
      <text:p text:style-name="P13"><text:tab/><text:tab/>fov = 90.0;</text:p>
      <text:p text:style-name="P12"><text:span text:style-name="T1"><text:tab/><text:tab/></text:span><text:span text:style-name="T6">if</text:span><text:span text:style-name="T1"> ( </text:span><text:span text:style-name="T3">fov is set by RiProjection</text:span><text:span text:style-name="T1"> ) {</text:span></text:p>
      <text:p text:style-name="P13"><text:tab/><text:tab/><text:tab/>fov = fov of RiProjection;</text:p>
      <text:p text:style-name="P13"><text:tab/><text:tab/>}</text:p>
      <text:p text:style-name="P12"><text:span text:style-name="T22"><text:tab/><text:tab/></text:span><text:span text:style-name="T23">Set v</text:span><text:span text:style-name="T24">iewingPlaneDistance</text:span><text:span text:style-name="T19">out</text:span><text:span text:style-name="T23"> appropriately to fov: 1/tan(fov/2)</text:span><text:span text:style-name="T1">;</text:span></text:p>
      <text:p text:style-name="P13"><text:tab/><text:tab/>Calculate prespectiveProjectionMatrix;</text:p>
      <text:p text:style-name="P13"><text:tab/><text:tab/>cameraToScreen<text:span text:style-name="T19">out</text:span><text:span text:style-name="T22"> = prespectiveProjectionMatrix </text:span><text:span text:style-name="T26">´</text:span></text:p>
      <text:p text:style-name="P13"><text:span text:style-name="T26"><text:tab/><text:tab/><text:tab/><text:tab/> <text:s text:c="8"/></text:span><text:span text:style-name="T22">storedProjectionMatix </text:span><text:span text:style-name="T26">´</text:span><text:span text:style-name="T22"> zTransform;</text:span></text:p>
      <text:p text:style-name="P13"><text:tab/>} <text:span text:style-name="T25">else</text:span> {</text:p>
      <text:p text:style-name="P13"><text:tab/><text:tab/>cameraToScreen<text:span text:style-name="T19">out</text:span><text:span text:style-name="T22"> = storedProjectionMatix </text:span><text:span text:style-name="T26">´</text:span><text:span text:style-name="T22"> zTransform;</text:span></text:p>
      <text:p text:style-name="P13"><text:tab/>}<text:tab/></text:p>
      <text:p text:style-name="P13">} <text:span text:style-name="T25">else</text:span> {</text:p>
      <text:p text:style-name="P13"><text:tab/>cameraToScreen<text:span text:style-name="T19">out</text:span><text:span text:style-name="T22"> = zTransform;</text:span></text:p>
      <text:p text:style-name="P13">}</text:p>
      <text:p text:style-name="P13"/>
      <text:p text:style-name="P12"><text:span text:style-name="T3">Set </text:span><text:span text:style-name="T7">cropwindow</text:span><text:span text:style-name="T17">out</text:span><text:span text:style-name="T3"> to {0,0}, {1, 1}</text:span><text:span text:style-name="T1">;</text:span></text:p>
      <text:p text:style-name="P13"/>
      <text:p text:style-name="P12"><text:span text:style-name="T6">if</text:span><text:span text:style-name="T1"> ( </text:span><text:span text:style-name="T3">RiCropWindow has been called</text:span><text:span text:style-name="T1"> ) {</text:span></text:p>
      <text:p text:style-name="P12"><text:span text:style-name="T1"><text:tab/></text:span><text:span text:style-name="T7">cropwindow</text:span><text:span text:style-name="T17">out</text:span><text:span text:style-name="T3"> = cropwindow_of_RiCropWindow;</text:span></text:p>
      <text:p text:style-name="P13">}</text:p>
      <text:p text:style-name="P13"/>
      <text:p text:style-name="P12"><text:span text:style-name="T1">worldToCamera</text:span><text:span text:style-name="T19">out</text:span><text:span text:style-name="T1"> = CTM;</text:span></text:p>
      <text:h text:style-name="Heading_20_1" text:outline-level="1"><text:span text:style-name="T1">Spaces</text:span></text:h>
      <text:h text:style-name="Heading_20_2" text:outline-level="2"><text:span text:style-name="T1">Overview</text:span></text:h>
      <text:p text:style-name="Standard"><text:span text:style-name="T1">There are six major spaces used in the RenderMan interface, and five special matrices transform from one space to the other.</text:span></text:p>
      <text:list text:style-name="L2">
        <text:list-item>
          <text:p text:style-name="P21"><text:span text:style-name="T1">2D <text:s/>Raster space (“</text:span><text:span text:style-name="T31">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1"><text:span text:style-name="T1">The matrix tagged with “</text:span><text:span text:style-name="T31">raster</text:span><text:span text:style-name="T1">” (</text:span><text:span text:style-name="T6">RI_RASTER</text:span><text:span text:style-name="T1">) maps from NDC to raster space.</text:span></text:p>
        </text:list-item>
        <text:list-item>
          <text:p text:style-name="P21"><text:span text:style-name="T1">2D normalized display coordinates (“NDC” </text:span><text:span text:style-name="T6">RI_NDC</text:span><text:span text:style-name="T1">). Also has its origin (0, 0) at the upper left corner, x grows to the right, y grows downwards.</text:span></text:p>
        </text:list-item>
        <text:list-item>
          <text:p text:style-name="P21"><text:span text:style-name="T1">The matrix tagged with “</text:span><text:span text:style-name="T31">NDC</text:span><text:span text:style-name="T1">” (</text:span><text:span text:style-name="T6">RI_NDC</text:span><text:span text:style-name="T1">) maps from screen coordinates to NDC.</text:span></text:p>
        </text:list-item>
        <text:list-item>
          <text:p text:style-name="P21"><text:span text:style-name="T1">2D screen coordinates (“</text:span><text:span text:style-name="T31">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1"><text:span text:style-name="T1">The matrix tagged with “</text:span><text:span text:style-name="T31">screen</text:span><text:span text:style-name="T1">” (</text:span><text:span text:style-name="T6">RI_SCREEN</text:span><text:span text:style-name="T1">) projects from camera space to screen space.</text:span></text:p>
        </text:list-item>
        <text:list-item>
          <text:p text:style-name="P21"><text:span text:style-name="T1">3D camera coordinates (“</text:span><text:span text:style-name="T31">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1"><text:span text:style-name="T1">The matrix tagged with “</text:span><text:span text:style-name="T31">camera</text:span><text:span text:style-name="T1">” (</text:span><text:span text:style-name="T6">RI_CAMERA</text:span><text:span text:style-name="T1">) transforms from world coordinates to camera coordinates.</text:span></text:p>
        </text:list-item>
        <text:list-item>
          <text:p text:style-name="P21"><text:span text:style-name="T1">3D world coordinates (“</text:span><text:span text:style-name="T31">world</text:span><text:span text:style-name="T1">”, </text:span><text:span text:style-name="T6">RI_WORLD</text:span><text:span text:style-name="T1">), default orientation is left handed. Space where the primitives are placed in.</text:span></text:p>
        </text:list-item>
        <text:list-item>
          <text:p text:style-name="P21"><text:span text:style-name="T1">The matrix tagged with “</text:span><text:span text:style-name="T31">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1"><text:span text:style-name="T1">3D local object coordinates “</text:span><text:span text:style-name="T31">current</text:span><text:span text:style-name="T1">” (</text:span><text:span text:style-name="T6">RI_CURRENT</text:span><text:span text:style-name="T1">), default orientation is left handed. Local coordinates of the primitives.</text:span></text:p>
        </text:list-item>
      </text:list>
      <text:p text:style-name="Standard"><text:span text:style-name="T1">For the primitives further coordinates like parametric coordinates (u, v) and texture coordinates (s, t) can be used.</text:span></text:p>
      <text:p text:style-name="Standard"><text:span text:style-name="T1">A 3D point of the local coordinates system can be transformed by the following transformation pipeline:</text:span></text:p>
      <text:p text:style-name="Standard"><text:span text:style-name="T3">raster coordinates</text:span><text:span text:style-name="T1"> = </text:span><text:span text:style-name="T3">point</text:span><text:span text:style-name="T1"> </text:span><text:span text:style-name="T27">´</text:span><text:span text:style-name="T1"> </text:span><text:span text:style-name="T6">RI_WORLD</text:span><text:span text:style-name="T1"> </text:span><text:span text:style-name="T27">´</text:span><text:span text:style-name="T1"> </text:span><text:span text:style-name="T6">RI_CAMERA</text:span><text:span text:style-name="T1"> </text:span><text:span text:style-name="T27">´</text:span><text:span text:style-name="T1"> </text:span><text:span text:style-name="T6">RI_SCREEN</text:span><text:span text:style-name="T1"> </text:span><text:span text:style-name="T27">´</text:span><text:span text:style-name="T1"> </text:span><text:span text:style-name="T6">RI_NDC</text:span><text:span text:style-name="T1"> </text:span><text:span text:style-name="T27">´</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27">´</text:span><text:span text:style-name="T1"> </text:span><text:span text:style-name="T6">RI_SCREEN</text:span><text:span text:style-name="T1"> </text:span><text:span text:style-name="T27">´</text:span><text:span text:style-name="T1"> </text:span><text:span text:style-name="T6">RI_NDC</text:span><text:span text:style-name="T1"> </text:span><text:span text:style-name="T27">´</text:span><text:span text:style-name="T1"> </text:span><text:span text:style-name="T6">RI_RASTER</text:span><text:span text:style-name="T1"> is fixed until </text:span><text:span text:style-name="T6">RiWorldEnd</text:span><text:span text:style-name="T1">. RiCPP stores each matrix with its inverse to transform to the opposite direction.</text:span></text:p>
      <text:h text:style-name="Heading_20_2" text:outline-level="2"><text:span text:style-name="T1">The raster space</text:span></text:h>
      <text:p text:style-name="Standard"><text:span text:style-name="T1">The raster space is an internal representation of a 2D pixel plane, bounded by width and height.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Standard"><draw:frame draw:style-name="fr1" draw:name="Rahmen1" text:anchor-type="paragraph" svg:y="0.21cm" svg:width="9.5cm" draw:z-index="0"><draw:text-box fo:min-height="5.001cm"><text:p text:style-name="Drawing"><draw:g text:anchor-type="paragraph" draw:z-index="1" draw:style-name="gr1"><draw:g draw:style-name="gr2"><draw:g draw:style-name="gr2"><draw:rect draw:style-name="gr3" draw:text-style-name="P58" svg:width="0.5cm" svg:height="0.5cm" svg:x="1.014cm" svg:y="0.406cm"><text:p/></draw:rect><draw:rect draw:style-name="gr3" draw:text-style-name="P58" svg:width="0.5cm" svg:height="0.5cm" svg:x="1.014cm" svg:y="0.905cm"><text:p/></draw:rect><draw:rect draw:style-name="gr3" draw:text-style-name="P58" svg:width="0.5cm" svg:height="0.5cm" svg:x="1.513cm" svg:y="0.905cm"><text:p/></draw:rect><draw:rect draw:style-name="gr3" draw:text-style-name="P58" svg:width="0.5cm" svg:height="0.5cm" svg:x="1.513cm" svg:y="0.406cm"><text:p/></draw:rect><draw:rect draw:style-name="gr3" draw:text-style-name="P58" svg:width="0.5cm" svg:height="0.5cm" svg:x="2.013cm" svg:y="0.406cm"><text:p/></draw:rect><draw:rect draw:style-name="gr3" draw:text-style-name="P58" svg:width="0.5cm" svg:height="0.5cm" svg:x="2.512cm" svg:y="0.406cm"><text:p/></draw:rect><draw:rect draw:style-name="gr3" draw:text-style-name="P58" svg:width="0.5cm" svg:height="0.5cm" svg:x="2.512cm" svg:y="0.905cm"><text:p/></draw:rect><draw:rect draw:style-name="gr3" draw:text-style-name="P58" svg:width="0.5cm" svg:height="0.5cm" svg:x="2.013cm" svg:y="0.905cm"><text:p/></draw:rect><draw:rect draw:style-name="gr3" draw:text-style-name="P58" svg:width="0.5cm" svg:height="0.5cm" svg:x="3.011cm" svg:y="0.905cm"><text:p/></draw:rect><draw:rect draw:style-name="gr3" draw:text-style-name="P58" svg:width="0.5cm" svg:height="0.5cm" svg:x="3.011cm" svg:y="0.406cm"><text:p/></draw:rect><draw:rect draw:style-name="gr3" draw:text-style-name="P58" svg:width="0.5cm" svg:height="0.5cm" svg:x="3.51cm" svg:y="0.406cm"><text:p/></draw:rect><draw:rect draw:style-name="gr3" draw:text-style-name="P58" svg:width="0.5cm" svg:height="0.5cm" svg:x="3.51cm" svg:y="0.905cm"><text:p/></draw:rect><draw:rect draw:style-name="gr3" draw:text-style-name="P58" svg:width="0.5cm" svg:height="0.5cm" svg:x="4.009cm" svg:y="0.905cm"><text:p/></draw:rect><draw:rect draw:style-name="gr3" draw:text-style-name="P58" svg:width="0.5cm" svg:height="0.5cm" svg:x="4.009cm" svg:y="0.406cm"><text:p/></draw:rect><draw:rect draw:style-name="gr3" draw:text-style-name="P58" svg:width="0.5cm" svg:height="0.5cm" svg:x="4.509cm" svg:y="0.406cm"><text:p/></draw:rect><draw:rect draw:style-name="gr3" draw:text-style-name="P58" svg:width="0.5cm" svg:height="0.5cm" svg:x="5.008cm" svg:y="0.406cm"><text:p/></draw:rect><draw:rect draw:style-name="gr3" draw:text-style-name="P58" svg:width="0.5cm" svg:height="0.5cm" svg:x="5.008cm" svg:y="0.905cm"><text:p/></draw:rect><draw:rect draw:style-name="gr3" draw:text-style-name="P58" svg:width="0.5cm" svg:height="0.5cm" svg:x="4.509cm" svg:y="0.905cm"><text:p/></draw:rect><draw:rect draw:style-name="gr3" draw:text-style-name="P58" svg:width="0.5cm" svg:height="0.5cm" svg:x="5.507cm" svg:y="0.905cm"><text:p/></draw:rect><draw:rect draw:style-name="gr3" draw:text-style-name="P58" svg:width="0.5cm" svg:height="0.5cm" svg:x="5.507cm" svg:y="0.406cm"><text:p/></draw:rect><draw:rect draw:style-name="gr3" draw:text-style-name="P58" svg:width="0.5cm" svg:height="0.5cm" svg:x="3.51cm" svg:y="1.404cm"><text:p/></draw:rect><draw:rect draw:style-name="gr3" draw:text-style-name="P58" svg:width="0.5cm" svg:height="0.5cm" svg:x="3.51cm" svg:y="1.903cm"><text:p/></draw:rect><draw:rect draw:style-name="gr3" draw:text-style-name="P58" svg:width="0.5cm" svg:height="0.5cm" svg:x="4.009cm" svg:y="1.903cm"><text:p/></draw:rect><draw:rect draw:style-name="gr3" draw:text-style-name="P58" svg:width="0.5cm" svg:height="0.5cm" svg:x="4.009cm" svg:y="1.404cm"><text:p/></draw:rect><draw:rect draw:style-name="gr3" draw:text-style-name="P58" svg:width="0.5cm" svg:height="0.5cm" svg:x="4.509cm" svg:y="1.404cm"><text:p/></draw:rect><draw:rect draw:style-name="gr3" draw:text-style-name="P58" svg:width="0.5cm" svg:height="0.5cm" svg:x="5.008cm" svg:y="1.404cm"><text:p/></draw:rect><draw:rect draw:style-name="gr3" draw:text-style-name="P58" svg:width="0.5cm" svg:height="0.5cm" svg:x="5.008cm" svg:y="1.903cm"><text:p/></draw:rect><draw:rect draw:style-name="gr3" draw:text-style-name="P58" svg:width="0.5cm" svg:height="0.5cm" svg:x="4.509cm" svg:y="1.903cm"><text:p/></draw:rect><draw:rect draw:style-name="gr3" draw:text-style-name="P58" svg:width="0.5cm" svg:height="0.5cm" svg:x="5.507cm" svg:y="1.903cm"><text:p/></draw:rect><draw:rect draw:style-name="gr3" draw:text-style-name="P58" svg:width="0.5cm" svg:height="0.5cm" svg:x="5.507cm" svg:y="1.404cm"><text:p/></draw:rect><draw:rect draw:style-name="gr3" draw:text-style-name="P58" svg:width="0.5cm" svg:height="0.5cm" svg:x="1.014cm" svg:y="1.404cm"><text:p/></draw:rect><draw:rect draw:style-name="gr3" draw:text-style-name="P58" svg:width="0.5cm" svg:height="0.5cm" svg:x="1.014cm" svg:y="1.903cm"><text:p/></draw:rect><draw:rect draw:style-name="gr3" draw:text-style-name="P58" svg:width="0.5cm" svg:height="0.5cm" svg:x="1.513cm" svg:y="1.903cm"><text:p/></draw:rect><draw:rect draw:style-name="gr3" draw:text-style-name="P58" svg:width="0.5cm" svg:height="0.5cm" svg:x="1.513cm" svg:y="1.404cm"><text:p/></draw:rect><draw:rect draw:style-name="gr3" draw:text-style-name="P58" svg:width="0.5cm" svg:height="0.5cm" svg:x="2.013cm" svg:y="1.404cm"><text:p/></draw:rect><draw:rect draw:style-name="gr3" draw:text-style-name="P58" svg:width="0.5cm" svg:height="0.5cm" svg:x="2.512cm" svg:y="1.404cm"><text:p/></draw:rect><draw:rect draw:style-name="gr3" draw:text-style-name="P58" svg:width="0.5cm" svg:height="0.5cm" svg:x="2.512cm" svg:y="1.903cm"><text:p/></draw:rect><draw:rect draw:style-name="gr3" draw:text-style-name="P58" svg:width="0.5cm" svg:height="0.5cm" svg:x="2.013cm" svg:y="1.903cm"><text:p/></draw:rect><draw:rect draw:style-name="gr3" draw:text-style-name="P58" svg:width="0.5cm" svg:height="0.5cm" svg:x="3.011cm" svg:y="1.903cm"><text:p/></draw:rect><draw:rect draw:style-name="gr3" draw:text-style-name="P58" svg:width="0.5cm" svg:height="0.5cm" svg:x="3.011cm" svg:y="1.404cm"><text:p/></draw:rect><draw:rect draw:style-name="gr3" draw:text-style-name="P58" svg:width="0.5cm" svg:height="0.5cm" svg:x="1.014cm" svg:y="2.402cm"><text:p/></draw:rect><draw:rect draw:style-name="gr3" draw:text-style-name="P58" svg:width="0.5cm" svg:height="0.5cm" svg:x="1.014cm" svg:y="2.902cm"><text:p/></draw:rect><draw:rect draw:style-name="gr3" draw:text-style-name="P58" svg:width="0.5cm" svg:height="0.5cm" svg:x="1.513cm" svg:y="2.902cm"><text:p/></draw:rect><draw:rect draw:style-name="gr3" draw:text-style-name="P58" svg:width="0.5cm" svg:height="0.5cm" svg:x="1.513cm" svg:y="2.402cm"><text:p/></draw:rect><draw:rect draw:style-name="gr3" draw:text-style-name="P58" svg:width="0.5cm" svg:height="0.5cm" svg:x="2.013cm" svg:y="2.402cm"><text:p/></draw:rect><draw:rect draw:style-name="gr3" draw:text-style-name="P58" svg:width="0.5cm" svg:height="0.5cm" svg:x="2.512cm" svg:y="2.402cm"><text:p/></draw:rect><draw:rect draw:style-name="gr3" draw:text-style-name="P58" svg:width="0.5cm" svg:height="0.5cm" svg:x="2.512cm" svg:y="2.902cm"><text:p/></draw:rect><draw:rect draw:style-name="gr3" draw:text-style-name="P58" svg:width="0.5cm" svg:height="0.5cm" svg:x="2.013cm" svg:y="2.902cm"><text:p/></draw:rect><draw:rect draw:style-name="gr3" draw:text-style-name="P58" svg:width="0.5cm" svg:height="0.5cm" svg:x="3.011cm" svg:y="2.902cm"><text:p/></draw:rect><draw:rect draw:style-name="gr3" draw:text-style-name="P58" svg:width="0.5cm" svg:height="0.5cm" svg:x="3.011cm" svg:y="2.402cm"><text:p/></draw:rect><draw:rect draw:style-name="gr3" draw:text-style-name="P58" svg:width="0.5cm" svg:height="0.5cm" svg:x="3.51cm" svg:y="2.402cm"><text:p/></draw:rect><draw:rect draw:style-name="gr3" draw:text-style-name="P58" svg:width="0.5cm" svg:height="0.5cm" svg:x="3.51cm" svg:y="2.902cm"><text:p/></draw:rect><draw:rect draw:style-name="gr3" draw:text-style-name="P58" svg:width="0.5cm" svg:height="0.5cm" svg:x="4.009cm" svg:y="2.902cm"><text:p/></draw:rect><draw:rect draw:style-name="gr3" draw:text-style-name="P58" svg:width="0.5cm" svg:height="0.5cm" svg:x="4.009cm" svg:y="2.402cm"><text:p/></draw:rect><draw:rect draw:style-name="gr3" draw:text-style-name="P58" svg:width="0.5cm" svg:height="0.5cm" svg:x="4.509cm" svg:y="2.402cm"><text:p/></draw:rect><draw:rect draw:style-name="gr3" draw:text-style-name="P58" svg:width="0.5cm" svg:height="0.5cm" svg:x="5.008cm" svg:y="2.402cm"><text:p/></draw:rect><draw:rect draw:style-name="gr3" draw:text-style-name="P58" svg:width="0.5cm" svg:height="0.5cm" svg:x="5.008cm" svg:y="2.902cm"><text:p/></draw:rect><draw:rect draw:style-name="gr3" draw:text-style-name="P58" svg:width="0.5cm" svg:height="0.5cm" svg:x="4.509cm" svg:y="2.902cm"><text:p/></draw:rect><draw:rect draw:style-name="gr3" draw:text-style-name="P58" svg:width="0.5cm" svg:height="0.5cm" svg:x="5.507cm" svg:y="2.902cm"><text:p/></draw:rect><draw:rect draw:style-name="gr3" draw:text-style-name="P58" svg:width="0.5cm" svg:height="0.5cm" svg:x="5.507cm" svg:y="2.402cm"><text:p/></draw:rect><draw:rect draw:style-name="gr3" draw:text-style-name="P58" svg:width="0.5cm" svg:height="0.5cm" svg:x="1.014cm" svg:y="3.401cm"><text:p/></draw:rect><draw:rect draw:style-name="gr3" draw:text-style-name="P58" svg:width="0.5cm" svg:height="0.5cm" svg:x="1.014cm" svg:y="3.9cm"><text:p/></draw:rect><draw:rect draw:style-name="gr3" draw:text-style-name="P58" svg:width="0.5cm" svg:height="0.5cm" svg:x="1.513cm" svg:y="3.9cm"><text:p/></draw:rect><draw:rect draw:style-name="gr3" draw:text-style-name="P58" svg:width="0.5cm" svg:height="0.5cm" svg:x="1.513cm" svg:y="3.401cm"><text:p/></draw:rect><draw:rect draw:style-name="gr3" draw:text-style-name="P58" svg:width="0.5cm" svg:height="0.5cm" svg:x="2.013cm" svg:y="3.401cm"><text:p/></draw:rect><draw:rect draw:style-name="gr3" draw:text-style-name="P58" svg:width="0.5cm" svg:height="0.5cm" svg:x="2.512cm" svg:y="3.401cm"><text:p/></draw:rect><draw:rect draw:style-name="gr3" draw:text-style-name="P58" svg:width="0.5cm" svg:height="0.5cm" svg:x="2.512cm" svg:y="3.9cm"><text:p/></draw:rect><draw:rect draw:style-name="gr3" draw:text-style-name="P58" svg:width="0.5cm" svg:height="0.5cm" svg:x="2.013cm" svg:y="3.9cm"><text:p/></draw:rect><draw:rect draw:style-name="gr3" draw:text-style-name="P58" svg:width="0.5cm" svg:height="0.5cm" svg:x="3.011cm" svg:y="3.9cm"><text:p/></draw:rect><draw:rect draw:style-name="gr3" draw:text-style-name="P58" svg:width="0.5cm" svg:height="0.5cm" svg:x="3.011cm" svg:y="3.401cm"><text:p/></draw:rect><draw:rect draw:style-name="gr3" draw:text-style-name="P58" svg:width="0.5cm" svg:height="0.5cm" svg:x="3.51cm" svg:y="3.401cm"><text:p/></draw:rect><draw:rect draw:style-name="gr3" draw:text-style-name="P58" svg:width="0.5cm" svg:height="0.5cm" svg:x="3.51cm" svg:y="3.9cm"><text:p/></draw:rect><draw:rect draw:style-name="gr3" draw:text-style-name="P58" svg:width="0.5cm" svg:height="0.5cm" svg:x="4.009cm" svg:y="3.9cm"><text:p/></draw:rect><draw:rect draw:style-name="gr3" draw:text-style-name="P58" svg:width="0.5cm" svg:height="0.5cm" svg:x="4.009cm" svg:y="3.401cm"><text:p/></draw:rect><draw:rect draw:style-name="gr3" draw:text-style-name="P58" svg:width="0.5cm" svg:height="0.5cm" svg:x="4.509cm" svg:y="3.401cm"><text:p/></draw:rect><draw:rect draw:style-name="gr3" draw:text-style-name="P58" svg:width="0.5cm" svg:height="0.5cm" svg:x="5.008cm" svg:y="3.401cm"><text:p/></draw:rect><draw:rect draw:style-name="gr3" draw:text-style-name="P58" svg:width="0.5cm" svg:height="0.5cm" svg:x="5.008cm" svg:y="3.9cm"><text:p/></draw:rect><draw:rect draw:style-name="gr3" draw:text-style-name="P58" svg:width="0.5cm" svg:height="0.5cm" svg:x="4.509cm" svg:y="3.9cm"><text:p/></draw:rect><draw:rect draw:style-name="gr3" draw:text-style-name="P58" svg:width="0.5cm" svg:height="0.5cm" svg:x="5.507cm" svg:y="3.9cm"><text:p/></draw:rect><draw:rect draw:style-name="gr3" draw:text-style-name="P58" svg:width="0.5cm" svg:height="0.5cm" svg:x="5.507cm" svg:y="3.401cm"><text:p/></draw:rect></draw:g><draw:frame draw:style-name="gr4" draw:text-style-name="P59" svg:width="0.6cm" svg:height="0.406cm" svg:x="0.335cm" svg:y="0.051cm"><draw:text-box><text:p><text:span text:style-name="T32">0,0</text:span></text:p></draw:text-box></draw:frame><draw:frame draw:style-name="gr4" draw:text-style-name="P59" svg:width="0.892cm" svg:height="0.406cm" svg:x="6.006cm" svg:y="0cm"><draw:text-box><text:p><text:span text:style-name="T32">width</text:span></text:p></draw:text-box></draw:frame><draw:frame draw:style-name="gr4" draw:text-style-name="P59" svg:width="1.015cm" svg:height="0.406cm" svg:x="0cm" svg:y="4.399cm"><draw:text-box><text:p><text:span text:style-name="T32">height</text:span></text:p></draw:text-box></draw:frame></draw:g><draw:line draw:style-name="gr5" draw:text-style-name="P58" svg:x1="7.268cm" svg:y1="1.692cm" svg:x2="5.292cm" svg:y2="1.692cm"><text:p/></draw:line><draw:frame draw:style-name="gr6" draw:text-style-name="P59" svg:width="1.994cm" svg:height="0.424cm" svg:x="7.444cm" svg:y="1.498cm"><draw:text-box><text:p><text:span text:style-name="T32">a single pixel</text:span></text:p></draw:text-box></draw:frame></draw:g>Diagram <text:sequence text:ref-name="refDrawing0" text:name="Drawing" text:formula="ooow:Drawing+1" style:num-format="1">1</text:sequence>: The raster space frame</text:p></draw:text-box></draw:frame><text:span text:style-name="T1">A pixel at (x, y) in raster space is a small rectangle of half open intervals: horizontal [x, x+1[ and vertical [y, y+1[, having 0 &lt;= x &lt; width and 0 &lt;= y &lt; height (intervals like in </text:span><text:span text:style-name="T6">RiCropWindow</text:span><text:span text:style-name="T1">). The width and height are calculated by using the frame aspect ratio. This pixel rectangle is mapped to a single pixel dot at the physical output device, optionally with an offset given by the origin of the device coordinates. This mapping can be done in the OpenGL renderer by an</text:span></text:p>
      <text:p text:style-name="P33"><text:span text:style-name="T28">glViewport(</text:span><text:span text:style-name="T30">origin.x, origin.y, xres-origin.x, yres-origin.y</text:span><text:span text:style-name="T28">);</text:span></text:p>
      <text:p text:style-name="P33"><text:span text:style-name="T28">glOrtho(0, xres</text:span><text:span text:style-name="T29">-origin.x, yres-origin.y, 0, 0.0, -1.0);</text:span></text:p>
      <text:p text:style-name="Standard"><text:span text:style-name="T1">There are several aspects that influences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33"><text:span text:style-name="T28">glViewport(</text:span></text:p>
      <text:p text:style-name="P33"><text:span text:style-name="T30"><text:tab/>origin.x + cropwindow_raster_left, // x</text:span></text:p>
      <text:p text:style-name="P33"><text:span text:style-name="T30"><text:tab/>origin.y + cropwindow_raster_top, <text:s/>// y</text:span></text:p>
      <text:p text:style-name="P33"><text:span text:style-name="T30"><text:tab/>min(cropwindow_raster_width,</text:span></text:p>
      <text:p text:style-name="P33"><text:span text:style-name="T30"><text:tab/> <text:s text:c="3"/>display_xres – origin.x – cropwindow_raster_left), // width</text:span></text:p>
      <text:p text:style-name="P33"><text:span text:style-name="T30"><text:tab/>min(cropwindow_raster_height,</text:span></text:p>
      <text:p text:style-name="P33"><text:span text:style-name="T30"><text:s text:c="8"/>display_yres – origin.y – cropwindow_raster_top</text:span><text:span text:style-name="T28">) <text:s/>// height</text:span></text:p>
      <text:p text:style-name="P33"><text:span text:style-name="T28">);</text:span></text:p>
      <text:p text:style-name="P33"><text:span text:style-name="T28">glOrtho(</text:span></text:p>
      <text:p text:style-name="P33"><text:span text:style-name="T30"><text:tab/>cropwindow_raster_left</text:span><text:span text:style-name="T28">, // left</text:span></text:p>
      <text:p text:style-name="P33"><text:span text:style-name="T30"><text:tab/>cropwindow_raster_left +</text:span></text:p>
      <text:p text:style-name="P33"><text:span text:style-name="T30"><text:tab/> <text:s text:c="3"/>min(cropwindow_raster_width,</text:span></text:p>
      <text:p text:style-name="P33"><text:span text:style-name="T30"><text:tab/> <text:s text:c="7"/>display_xres – origin.x – cropwindow_raster_left), // right</text:span></text:p>
      <text:p text:style-name="P33"><text:span text:style-name="T30"><text:tab/>cropwindow_raster_top +</text:span></text:p>
      <text:p text:style-name="P33"><text:span text:style-name="T30"><text:tab/> <text:s text:c="3"/>min(cropwindow_raster_height,</text:span></text:p>
      <text:p text:style-name="P33"><text:span text:style-name="T30"><text:s text:c="12"/>display_yres – origin.y – cropwindow_raster_top</text:span><text:span text:style-name="T28">), <text:s/>// bottom</text:span></text:p>
      <text:p text:style-name="P33"><text:span text:style-name="T30"><text:tab/>cropwindow_raster_top, // top</text:span></text:p>
      <text:p text:style-name="P33"><text:span text:style-name="T29"><text:tab/>0.0, // near</text:span></text:p>
      <text:p text:style-name="P33"><text:span text:style-name="T29"><text:tab/>-1.0 // far</text:span></text:p>
      <text:p text:style-name="P33"><text:span text:style-name="T29">);</text:span></text:p>
      <text:p text:style-name="Standard"><text:span text:style-name="T1"/></text:p>
      <text:p text:style-name="Standard"><text:span text:style-name="T1">The defaults of RenderMan are chosen in a way that no distortion occurs and the whole space of a physical display is used. An more general example of the raster to device mapping is shown in the next diagram (see also Figure 8.6 in Upstill, 1990).</text:span></text:p>
      <text:p text:style-name="Standard"><draw:frame draw:style-name="fr2" draw:name="Rahmen2" text:anchor-type="paragraph" svg:y="0.245cm" svg:width="12.684cm" draw:z-index="2"><draw:text-box fo:min-height="6.951cm"><text:p text:style-name="Drawing"><draw:g text:anchor-type="paragraph" draw:z-index="3" draw:style-name="gr7"><draw:g draw:style-name="gr2"><draw:g draw:style-name="gr2"><draw:rect draw:style-name="gr8" draw:text-style-name="P58" svg:width="7.268cm" svg:height="4.552cm" svg:x="0.018cm" svg:y="0.035cm"><text:p/></draw:rect><draw:rect draw:style-name="gr9" draw:text-style-name="P58" svg:width="6.809cm" svg:height="4.164cm" svg:x="0.247cm" svg:y="0.229cm"><text:p/></draw:rect></draw:g><draw:g draw:style-name="gr2"><draw:g draw:style-name="gr2"><draw:rect draw:style-name="gr10" draw:text-style-name="P58" svg:width="4.904cm" svg:height="3.67cm" svg:x="4.146cm" svg:y="2.427cm"><text:p/></draw:rect><draw:rect draw:style-name="gr10" draw:text-style-name="P58" svg:width="4.904cm" svg:height="2.999cm" svg:x="4.146cm" svg:y="2.427cm"><text:p/></draw:rect></draw:g><draw:rect draw:style-name="gr11" draw:text-style-name="P58" svg:width="2.382cm" svg:height="1.624cm" svg:x="5.645cm" svg:y="3.281cm"><text:p/></draw:rect></draw:g><draw:rect draw:style-name="gr12" draw:text-style-name="P58" svg:width="1.412cm" svg:height="1.112cm" svg:x="5.645cm" svg:y="3.281cm"><text:p/></draw:rect></draw:g><draw:line draw:style-name="gr5" draw:text-style-name="P58" svg:x1="8.22cm" svg:y1="0.423cm" svg:x2="5.839cm" svg:y2="1.57cm"><text:p/></draw:line><draw:frame draw:style-name="gr13" draw:text-style-name="P59" svg:width="2.805cm" svg:height="1.034cm" svg:x="8.255cm" svg:y="0cm"><draw:text-box><text:p><text:span text:style-name="T32">Surface of the physical display device</text:span></text:p></draw:text-box></draw:frame><draw:line draw:style-name="gr5" draw:text-style-name="P58" svg:x1="0.247cm" svg:y1="0.229cm" svg:x2="4.145cm" svg:y2="2.427cm"><text:p/></draw:line><draw:frame draw:style-name="gr13" draw:text-style-name="P59" svg:width="3.105cm" svg:height="0.742cm" svg:x="1.041cm" svg:y="2.427cm"><draw:text-box><text:p text:style-name="P60"><text:span text:style-name="T32">origin in device coordinates</text:span></text:p></draw:text-box></draw:frame><draw:line draw:style-name="gr5" draw:text-style-name="P58" svg:x1="11.095cm" svg:y1="4.022cm" svg:x2="9.049cm" svg:y2="5.045cm"><text:p/></draw:line><draw:frame draw:style-name="gr14" draw:text-style-name="P59" svg:width="1.235cm" svg:height="1.034cm" svg:x="11.201cm" svg:y="3.845cm"><draw:text-box><text:p><text:span text:style-name="T32">Screen window (frame)</text:span></text:p></draw:text-box></draw:frame><draw:line draw:style-name="gr5" draw:text-style-name="P58" svg:x1="9.807cm" svg:y1="1.676cm" svg:x2="8.449cm" svg:y2="2.84cm"><text:p/></draw:line><draw:frame draw:style-name="gr15" draw:text-style-name="P59" svg:width="2.858cm" svg:height="0.69cm" svg:x="9.808cm" svg:y="1.305cm"><draw:text-box><text:p><text:span text:style-name="T32">Interior of the frame with aspect</text:span></text:p></draw:text-box></draw:frame><draw:line draw:style-name="gr5" draw:text-style-name="P58" svg:x1="9.808cm" svg:y1="2.593cm" svg:x2="8.026cm" svg:y2="3.422cm"><text:p/></draw:line><draw:frame draw:style-name="gr16" draw:text-style-name="P59" svg:width="2.065cm" svg:height="0.459cm" svg:x="9.913cm" svg:y="2.293cm"><draw:text-box><text:p><text:span text:style-name="T32">Crop window</text:span></text:p></draw:text-box></draw:frame><draw:line draw:style-name="gr5" draw:text-style-name="P58" svg:x1="10.02cm" svg:y1="3.369cm" svg:x2="6.527cm" svg:y2="4.004cm"><text:p/></draw:line><draw:frame draw:style-name="gr17" draw:text-style-name="P59" svg:width="2.012cm" svg:height="0.69cm" svg:x="10.178cm" svg:y="3.14cm"><draw:text-box><text:p><text:span text:style-name="T32">Rendered pixels</text:span></text:p></draw:text-box></draw:frame></draw:g>Diagram <text:sequence text:ref-name="refDrawing1" text:name="Drawing" text:formula="ooow:Drawing+1" style:num-format="1">2</text:sequence>: Raster to device mapping</text:p></draw:text-box></draw:frame><text:span text:style-name="T1"/></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h text:style-name="Heading_20_2" text:outline-level="2"><draw:frame draw:style-name="fr2" draw:name="Rahmen3" text:anchor-type="paragraph" svg:y="0.25cm" svg:width="5.981cm" draw:z-index="4"><draw:text-box fo:min-height="5.098cm"><text:p text:style-name="Drawing"><draw:g text:anchor-type="paragraph" draw:z-index="5" draw:style-name="gr7"><draw:rect draw:style-name="gr5" draw:text-style-name="P58" svg:width="5.98cm" svg:height="3.97cm" svg:x="0cm" svg:y="0cm"><text:p/></draw:rect><draw:rect draw:style-name="gr18" draw:text-style-name="P58" svg:width="3.458cm" svg:height="3.193cm" svg:x="0.194cm" svg:y="0.476cm"><text:p/></draw:rect><draw:rect draw:style-name="gr19" draw:text-style-name="P58" svg:width="1.853cm" svg:height="1.447cm" svg:x="3.889cm" svg:y="0.476cm"><text:p/></draw:rect><draw:rect draw:style-name="gr20" draw:text-style-name="P58" svg:width="1.906cm" svg:height="1.412cm" svg:x="3.863cm" svg:y="2.258cm"><text:p/></draw:rect><draw:frame draw:style-name="gr21" draw:text-style-name="P61" svg:width="3.934cm" svg:height="0.354cm" svg:x="0.176cm" svg:y="0cm"><draw:text-box><text:p><text:span text:style-name="T33">Window</text:span></text:p></draw:text-box></draw:frame><draw:frame draw:style-name="gr22" draw:text-style-name="P62" svg:width="2.241cm" svg:height="0.424cm" svg:x="0.529cm" svg:y="0.688cm"><draw:text-box><text:p text:style-name="P62"><text:span text:style-name="T34">Frame 1</text:span></text:p></draw:text-box></draw:frame><draw:frame draw:style-name="gr23" draw:text-style-name="P62" svg:width="1.447cm" svg:height="0.583cm" svg:x="4.057cm" svg:y="0.706cm"><draw:text-box><text:p text:style-name="P62"><text:span text:style-name="T34">Frame 2</text:span></text:p></draw:text-box></draw:frame><draw:frame draw:style-name="gr17" draw:text-style-name="P62" svg:width="1.535cm" svg:height="0.389cm" svg:x="4.022cm" svg:y="2.434cm"><draw:text-box><text:p><text:span text:style-name="T34">Frame 3</text:span></text:p></draw:text-box></draw:frame></draw:g>Diagram <text:sequence text:ref-name="refDrawing2" text:name="Drawing" text:formula="ooow:Drawing+1" style:num-format="1">3</text:sequence>: Window with three frames as subwindows</text:p></draw:text-box></draw:frame><text:span text:style-name="T1">The NDC</text:span></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and ranges from 0 to 1.</text:span></text:p>
      <text:p text:style-name="P55"><text:span text:style-name="T1"><draw:frame draw:style-name="fr3" draw:name="Rahmen4" text:anchor-type="as-char" svg:width="4.142cm" draw:z-index="6"><draw:text-box fo:min-height="2.293cm"><text:p text:style-name="Illustration"><draw:frame draw:style-name="fr5" draw:name="Objekt1" text:anchor-type="paragraph" svg:x="0.004cm" svg:y="0.002cm" svg:width="4.142cm" style:rel-width="100%" svg:height="2.293cm" style:rel-height="scale" draw:z-index="7"><draw:object xlink:href="./Object 1" xlink:type="simple" xlink:show="embed" xlink:actuate="onLoad"/><draw:image xlink:href="./ObjectReplacements/Object 1" xlink:type="simple" xlink:show="embed" xlink:actuate="onLoad"/></draw:frame>Formula <text:sequence text:ref-name="refIllustration0" text:name="Illustration" text:formula="ooow:Illustration+1" style:num-format="1">1</text:sequence>: NDC to Raster matrix</text:p></draw:text-box></draw:frame></text:span></text:p>
      <text:p text:style-name="P32"><text:span text:style-name="T1">The NDC form a rectangle with the coordinates (0,0) for the upper left and (1,1) for the lower right.</text:span></text:p>
      <text:h text:style-name="Heading_20_2" text:outline-level="2"><text:span text:style-name="T1">The screen coordinates</text:span></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55"><text:span text:style-name="T1"><draw:frame draw:style-name="fr4" draw:name="Rahmen5" text:anchor-type="as-char" svg:width="7.47cm" draw:z-index="8"><draw:text-box fo:min-height="0.485cm"><text:p text:style-name="Illustration"><draw:frame draw:style-name="fr6" draw:name="Objekt2" text:anchor-type="paragraph" svg:x="0.004cm" svg:y="0.002cm" svg:width="7.781cm" style:rel-width="100%" svg:height="2.293cm" style:rel-height="scale" draw:z-index="9"><draw:object xlink:href="./Object 2" xlink:type="simple" xlink:show="embed" xlink:actuate="onLoad"/><draw:image xlink:href="./ObjectReplacements/Object 2" xlink:type="simple" xlink:show="embed" xlink:actuate="onLoad"/></draw:frame>Formula <text:sequence text:ref-name="refIllustration1" text:name="Illustration" text:formula="ooow:Illustration+1" style:num-format="1">2</text:sequence>: Screen to NDC </text:p></draw:text-box></draw:frame></text:span></text:p>
      <text:p text:style-name="P32"><text:span text:style-name="T1"/></text:p>
      <text:h text:style-name="Heading_20_2" text:outline-level="2"><text:span text:style-name="T1">The camera coordinates</text:span></text:h>
      <text:p text:style-name="Standard"><text:span text:style-name="T1">The camera space is the 3D space as seen from the viewpoint of the camera. The coordinates are projected to screen space by the camera to screen matrix. The projection matrix is premultiplied to the current matrix if it is set by </text:span><text:span text:style-name="T6">RiProjection</text:span><text:span text:style-name="T8"> – if </text:span><text:span text:style-name="T6">RiProjection</text:span><text:span text:style-name="T8"> is not called the orthographic projection is taken as projection matrix. </text:span><text:span text:style-name="T1">The </text:span><text:span text:style-name="T6">RI_NULL</text:span><text:span text:style-name="T1"> projection does nothing (identity matrix as projection matrix) – the CTM valid when </text:span><text:span text:style-name="T6">RiProjection</text:span><text:span text:style-name="T1"> is called is taken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by using first the homogeneous perspective matrix. The viewing frustum is projected to the screen coordinates by moving near to z=0 and scaling z appropriately as done for the orthographic projection.</text:span></text:p>
      <text:h text:style-name="Heading_20_2" text:outline-level="2"><text:span text:style-name="T1">The world coordinates</text:span></text:h>
      <text:p text:style-name="Standard"><text:span text:style-name="T1">The world coordinates are lying in the 3D reference space where the primitives are placed. The world coordinates are transformed to the camera space by the word to camera matrix – that is the matrix that was CTM when </text:span><text:span text:style-name="T6">RiWorldBegin</text:span><text:span text:style-name="T1"> was called.</text:span></text:p>
      <text:h text:style-name="Heading_20_2" text:outline-level="2"><text:span text:style-name="T1">The local coordinates</text:span></text:h>
      <text:p text:style-name="Standard"><text:span text:style-name="T1">The local coordinates are in the space that is current, when a primitive is defined by an interface call. The coordinates are transformed to the world space by the current transformation matrix CTM.</text:span></text:p>
      <text:h text:style-name="Heading_20_1" text:outline-level="1">Orientation of coordinate systems and primitives</text:h>
      <text:p text:style-name="Standard">Description of the current orientation and orientation of the current coordinate system goes here.</text:p>
      <text:h text:style-name="Heading_20_1" text:outline-level="1">Literature</text:h>
      <text:list text:style-name="L1">
        <text:list-item>
          <text:p text:style-name="P16"><text:span text:style-name="T9">Pixar Animation Studios</text:span>, Pixar's RenderMan Users's Manual <text:span text:style-name="Internet_20_link">https://renderman.pixar.com/forum/docs/RfM_1.0/RenderMan_Manual/users_guide/index.php</text:span></text:p>
        </text:list-item>
        <text:list-item>
          <text:p text:style-name="P16"><text:span text:style-name="T9">Pixar Animation Studios</text:span>, PhotoRealistic RenderMan Application Note #10, The Viewing Transformation <text:span text:style-name="Internet_20_link">https://renderman.pixar.com/forum/docs/RfM_1.0/RenderMan_Manual/AppNotes/appnote.10.php</text:span></text:p>
        </text:list-item>
        <text:list-item>
          <text:p text:style-name="P16"><text:span text:style-name="T9">Upstill, Steve</text:span>: The RenderMan Companion, Addison-Wesley Professional, 1990, ISBN 978-0201508680</text:p>
        </text:list-item>
        <text:list-item>
          <text:p text:style-name="P16"><text:span text:style-name="T9">Apodaca, Anthony A.; Gritz, Larry</text:span>: Advanced RenderMan, Morgan Kaufmann, 1999, ISBN 978-1558606180</text:p>
        </text:list-item>
        <text:list-item>
          <text:p text:style-name="P16"><text:span text:style-name="T9">Raghavachary, Saty</text:span>: Rendering for Beginners, Focal Press, 2004, ISBN 978-0240519357</text:p>
        </text:list-item>
      </text:list>
      <text:p text:style-name="P7"/>
      <text:p text:style-name="P7">RenderMan<text:span text:style-name="T21">®</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12T18:57:24</dc:date>
    <dc:language>de-DE</dc:language>
    <meta:editing-cycles>135</meta:editing-cycles>
    <meta:editing-duration>PT13H46M16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2" meta:page-count="9" meta:paragraph-count="203" meta:word-count="3136" meta:character-count="19734"/>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